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 style:list-style-name="L1"/>
    <style:style style:name="P2" style:family="paragraph" style:parent-style-name="Heading_20_1" style:master-page-name="">
      <style:paragraph-properties style:page-number="auto" fo:break-before="auto" fo:break-after="auto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bjetivos del proyecto </text:h>
      <text:p text:style-name="UBUcuerpoTrabajo">Con este proyecto se pretende conseguir una aplicación para el smartphones Android con la cual se pueda llevar un seguimiento de las compras realizadas por el usuario a través de una foto al ticket de compra.</text:p>
      <text:h text:style-name="Heading_20_2" text:outline-level="2">Objetivos Específicos:</text:h>
      <text:p text:style-name="UBUcuerpoTrabajo">Los objetivos dados por los requisitos software para el desarrollo del presente trabajo son los siguientes:</text:p>
      <text:list xml:id="list7642872484106230390" text:style-name="L1">
        <text:list-item>
          <text:p text:style-name="P1">Desatollo de una aplicación para smartphones que permita llevar un historial de las compras realizadas a el usuario a partir de los tickets de compra.</text:p>
        </text:list-item>
        <text:list-item>
          <text:p text:style-name="P1">La aplicación sera programada en la plataforma Android.</text:p>
        </text:list-item>
        <text:list-item>
          <text:p text:style-name="P1">El historial de compras sera presentado de una manera clara y concisa, permitiendo ver rápidamente los consumos realizados.</text:p>
        </text:list-item>
        <text:list-item>
          <text:p text:style-name="P1">Se permitirá al usuario corregir las compras mal convertidas a partir de su correspondiente ticket.</text:p>
        </text:list-item>
      </text:list>
      <text:p text:style-name="UBUcuerpoTrabajo"/>
      <text:p text:style-name="UBUcuerpoTrabajo">Se pretenderá que la aplicación sea re-utilizable. Para ello se debe realizar una clara separación de los component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rotate (0.963770812951087) translate (0.498625cm 27.3177083333333cm)"><draw:text-box><text:p text:style-name="MP1"><text:span text:style-name="MT1">Borrador</text:span></text:p></draw:text-box></draw:frame><text:file-name text:display="name-and-extension">2_ObjetivosDelProyecto.odt</text:file-name> v.<text:editing-cycles>13</text:editing-cycles> <text:title/><text:modification-date style:data-style-name="N103">07/oct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1$Unix OpenOffice.org_project/411m6$Build-9775</meta:generator>
    <dc:date>2015-10-07T19:45:22</dc:date>
    <dc:creator>Roberto Miranda Pérez</dc:creator>
    <meta:editing-duration>PT31M1S</meta:editing-duration>
    <meta:editing-cycles>13</meta:editing-cycles>
    <meta:document-statistic meta:table-count="0" meta:image-count="0" meta:object-count="0" meta:page-count="1" meta:paragraph-count="10" meta:word-count="149" meta:character-count="956"/>
  </office:meta>
</office:document-meta>
</file>